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/>
    <style:font-face style:name="Verdana" svg:font-family="Verdana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018cm solid #808080" fo:border-right="none" fo:border-top="0.018cm solid #808080" fo:border-bottom="0.002cm solid #808080"/>
    </style:style>
    <style:style style:name="Tabela1.B1" style:family="table-cell">
      <style:table-cell-properties style:vertical-align="middle" fo:padding="0.049cm" fo:border-left="0.002cm solid #808080" fo:border-right="none" fo:border-top="0.018cm solid #808080" fo:border-bottom="0.002cm solid #808080"/>
    </style:style>
    <style:style style:name="Tabela1.C1" style:family="table-cell">
      <style:table-cell-properties style:vertical-align="middle" fo:padding="0.049cm" fo:border-left="0.002cm solid #808080" fo:border-right="0.018cm solid #808080" fo:border-top="0.018cm solid #808080" fo:border-bottom="0.002cm solid #808080"/>
    </style:style>
    <style:style style:name="Tabela1.A2" style:family="table-cell">
      <style:table-cell-properties style:vertical-align="middle" fo:padding="0.049cm" fo:border-left="0.018cm solid #808080" fo:border-right="none" fo:border-top="none" fo:border-bottom="0.002cm solid #808080"/>
    </style:style>
    <style:style style:name="Tabela1.B2" style:family="table-cell">
      <style:table-cell-properties style:vertical-align="middle" fo:padding="0.049cm" fo:border-left="0.002cm solid #808080" fo:border-right="none" fo:border-top="none" fo:border-bottom="0.002cm solid #808080"/>
    </style:style>
    <style:style style:name="Tabela1.C2" style:family="table-cell">
      <style:table-cell-properties style:vertical-align="middle" fo:padding="0.049cm" fo:border-left="0.002cm solid #808080" fo:border-right="0.018cm solid #808080" fo:border-top="none" fo:border-bottom="0.002cm solid #808080"/>
    </style:style>
    <style:style style:name="Tabela1.A3" style:family="table-cell">
      <style:table-cell-properties style:vertical-align="middle" fo:padding="0.049cm" fo:border-left="0.018cm solid #808080" fo:border-right="none" fo:border-top="none" fo:border-bottom="0.018cm solid #808080"/>
    </style:style>
    <style:style style:name="Tabela1.B3" style:family="table-cell">
      <style:table-cell-properties style:vertical-align="middle" fo:padding="0.049cm" fo:border-left="0.002cm solid #808080" fo:border-right="none" fo:border-top="none" fo:border-bottom="0.018cm solid #808080"/>
    </style:style>
    <style:style style:name="Tabela1.C3" style:family="table-cell">
      <style:table-cell-properties style:vertical-align="middle" fo:padding="0.049cm" fo:border-left="0.002cm solid #808080" fo:border-right="0.018cm solid #808080" fo:border-top="none" fo:border-bottom="0.018cm solid #808080"/>
    </style:style>
    <style:style style:name="Tabela2" style:family="table">
      <style:table-properties style:width="15.3cm" fo:margin-top="0cm" fo:margin-bottom="0cm" table:align="center" style:writing-mode="lr-tb"/>
    </style:style>
    <style:style style:name="Tabela2.A" style:family="table-column">
      <style:table-column-properties style:column-width="1.298cm"/>
    </style:style>
    <style:style style:name="Tabela2.B" style:family="table-column">
      <style:table-column-properties style:column-width="2.406cm"/>
    </style:style>
    <style:style style:name="Tabela2.C" style:family="table-column">
      <style:table-column-properties style:column-width="3.854cm"/>
    </style:style>
    <style:style style:name="Tabela2.D" style:family="table-column">
      <style:table-column-properties style:column-width="7.742cm"/>
    </style:style>
    <style:style style:name="Tabela2.1" style:family="table-row">
      <style:table-row-properties style:min-row-height="0.665cm" style:keep-together="true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018cm solid #999999">
        <style:background-image/>
      </style:table-cell-properties>
    </style:style>
    <style:style style:name="Tabela2.2" style:family="table-row">
      <style:table-row-properties style:min-row-height="0.499cm" style:keep-together="true" fo:keep-together="auto"/>
    </style:style>
    <style:style style:name="Tabela2.3" style:family="table-row">
      <style:table-row-properties style:min-row-height="0.6cm" style:keep-together="true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018cm solid #999999"/>
    </style:style>
    <style:style style:name="P1" style:family="paragraph" style:parent-style-name="Text_20_body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</style:style>
    <style:style style:name="P2" style:family="paragraph" style:parent-style-name="Text_20_body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3" style:family="paragraph" style:parent-style-name="Table_20_Contents">
      <style:paragraph-properties loext:contextual-spacing="false" fo:margin-left="1cm" fo:margin-right="0cm" fo:margin-top="0cm" fo:margin-bottom="0.499cm" fo:line-height="115%" fo:text-align="center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4" style:family="paragraph" style:parent-style-name="Text_20_body">
      <style:paragraph-properties fo:line-height="115%" fo:text-align="justify" style:justify-single-word="false"/>
      <style:text-properties style:use-window-font-color="true" style:text-underline-style="none"/>
    </style:style>
    <style:style style:name="P5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/>
    </style:style>
    <style:style style:name="P6" style:family="paragraph" style:parent-style-name="Text_20_body">
      <style:paragraph-properties fo:line-height="115%" fo:text-align="justify" style:justify-single-word="false"/>
    </style:style>
    <style:style style:name="P7" style:family="paragraph" style:parent-style-name="Text_20_body" style:list-style-name="L1">
      <style:paragraph-properties loext:contextual-spacing="false" fo:margin-top="0cm" fo:margin-bottom="0cm" fo:line-height="115%" fo:text-align="justify" style:justify-single-word="false"/>
      <style:text-properties style:use-window-font-color="true" style:text-underline-style="none"/>
    </style:style>
    <style:style style:name="P8" style:family="paragraph" style:parent-style-name="Text_20_body" style:list-style-name="L3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9" style:family="paragraph" style:parent-style-name="Text_20_body" style:list-style-name="L5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0" style:family="paragraph" style:parent-style-name="Text_20_body" style:list-style-name="L7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1" style:family="paragraph" style:parent-style-name="Text_20_body" style:list-style-name="L8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2" style:family="paragraph" style:parent-style-name="Text_20_body" style:list-style-name="L9">
      <style:paragraph-properties loext:contextual-spacing="false" fo:margin-left="1cm" fo:margin-right="0cm" fo:margin-top="0cm" fo:margin-bottom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3" style:family="paragraph" style:parent-style-name="Text_20_body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</style:style>
    <style:style style:name="P14" style:family="paragraph" style:parent-style-name="Text_20_body" style:list-style-name="L3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5" style:family="paragraph" style:parent-style-name="Text_20_body" style:list-style-name="L4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6" style:family="paragraph" style:parent-style-name="Text_20_body" style:list-style-name="L6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7" style:family="paragraph" style:parent-style-name="Text_20_body" style:list-style-name="L7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8" style:family="paragraph" style:parent-style-name="Text_20_body" style:list-style-name="L9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19" style:family="paragraph" style:parent-style-name="Text_20_body">
      <style:paragraph-properties fo:margin-left="1cm" fo:margin-right="0cm" fo:text-align="justify" style:justify-single-word="false" fo:text-indent="0cm" style:auto-text-indent="false" fo:background-color="transparent">
        <style:background-image/>
      </style:paragraph-properties>
    </style:style>
    <style:style style:name="P20" style:family="paragraph" style:parent-style-name="Heading_20_2">
      <style:paragraph-properties fo:line-height="115%" fo:text-align="justify" style:justify-single-word="false"/>
    </style:style>
    <style:style style:name="P21" style:family="paragraph" style:parent-style-name="Heading_20_1">
      <style:paragraph-properties fo:line-height="115%" fo:text-align="justify" style:justify-single-word="false"/>
    </style:style>
    <style:style style:name="P22" style:family="paragraph" style:parent-style-name="Standard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</style:style>
    <style:style style:name="P23" style:family="paragraph" style:parent-style-name="Heading_20_3" style:master-page-name=""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background-image/>
      </style:paragraph-properties>
    </style:style>
    <style:style style:name="P24" style:family="paragraph" style:parent-style-name="Heading_20_3" style:master-page-name=""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  <style:background-image/>
      </style:paragraph-properties>
    </style:style>
    <style:style style:name="P25" style:family="paragraph" style:parent-style-name="Heading_20_3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</style:style>
    <style:style style:name="P26" style:family="paragraph" style:parent-style-name="Heading_20_3">
      <style:paragraph-properties fo:margin-left="1cm" fo:margin-right="0cm" fo:line-height="115%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text-underline-style="none"/>
    </style:style>
    <style:style style:name="P27" style:family="paragraph" style:parent-style-name="Versões">
      <style:text-properties style:font-name="Liberation Serif"/>
    </style:style>
    <style:style style:name="P28" style:family="paragraph" style:parent-style-name="Versões">
      <style:text-properties style:font-name="Liberation Serif" fo:font-weight="bold" style:font-weight-asian="bold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fo:font-weight="normal" style:font-weight-asian="normal" style:font-weight-complex="normal"/>
    </style:style>
    <style:style style:name="T3" style:family="text">
      <style:text-properties style:use-window-font-color="true" style:text-underline-style="none" fo:font-weight="bold" style:font-weight-asian="bold" style:font-weight-complex="bold"/>
    </style:style>
    <style:style style:name="T4" style:family="text">
      <style:text-properties style:use-window-font-color="true" fo:font-style="italic" style:text-underline-style="none" style:font-style-asian="italic" style:font-style-complex="italic"/>
    </style:style>
    <style:style style:name="T5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333333" style:font-name="apple-system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Strong_20_Emphasis"><text:span text:style-name="T1">Planejamento</text:span></text:span></text:h>
      <text:h text:style-name="P20" text:outline-level="2"><text:span text:style-name="T1">1</text:span><text:span text:style-name="T1">.1 </text:span><text:span text:style-name="Strong_20_Emphasis"><text:span text:style-name="T1">Visão Geral</text:span></text:span></text:h>
      <text:p text:style-name="P6"><text:span text:style-name="T1"><text:tab/>Este documento estabelece e define a filosofia de gerenciamento, organização e os sistemas e procedimentos necessários para execução do Projeto HemoSystem; ele é propriedade do Projeto HemoSystem da LLVN e não poderá ser reproduzido, emprestado ou entregue sem a permissão do Gerente de Projeto.</text:span></text:p>
      <text:p text:style-name="P6"/>
      <text:h text:style-name="P20" text:outline-level="2"><text:span text:style-name="T1">1</text:span><text:span text:style-name="T1">.2 </text:span><text:span text:style-name="Strong_20_Emphasis"><text:span text:style-name="T1">Pré-requisitos</text:span></text:span></text:h>
      <text:list xml:id="list6405901448639318480" text:style-name="L1">
        <text:list-item>
          <text:p text:style-name="P7">Solicitação do projeto aprovada; </text:p>
        </text:list-item>
        <text:list-item>
          <text:p text:style-name="P5">Gerente de projeto definido. </text:p>
        </text:list-item>
      </text:list>
      <text:h text:style-name="P20" text:outline-level="2" text:is-list-header="true"><text:span text:style-name="T1">1.3 </text:span><text:span text:style-name="Strong_20_Emphasis"><text:span text:style-name="T1">Atividades</text:span></text:span></text:h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28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8">Versão</text:p>
          </table:table-cell>
          <table:table-cell table:style-name="Tabela2.A1" office:value-type="string">
            <text:p text:style-name="P28">Data</text:p>
          </table:table-cell>
          <table:table-cell table:style-name="Tabela2.A1" office:value-type="string">
            <text:p text:style-name="P28">Autor</text:p>
          </table:table-cell>
          <table:table-cell table:style-name="Tabela2.A1" office:value-type="string">
            <text:p text:style-name="P28">Notas da Revisão</text:p>
          </table:table-cell>
        </table:table-row>
        <table:table-row table:style-name="Tabela2.3">
          <table:table-cell table:style-name="Tabela2.A3" office:value-type="string">
            <text:p text:style-name="P27">1.0</text:p>
          </table:table-cell>
          <table:table-cell table:style-name="Tabela2.A3" office:value-type="string">
            <text:p text:style-name="P27">31/08/2016</text:p>
          </table:table-cell>
          <table:table-cell table:style-name="Tabela2.A3" office:value-type="string">
            <text:p text:style-name="P27">Luís Fernando</text:p>
          </table:table-cell>
          <table:table-cell table:style-name="Tabela2.A3" office:value-type="string">
            <text:p text:style-name="P27">Definido visão geral e definido seção 1.3.1.</text:p>
          </table:table-cell>
        </table:table-row>
      </table:table>
      <text:h text:style-name="P23" text:outline-level="3"><text:span text:style-name="T1">1.3.1 </text:span>Desenvolver o plano de gerenciamento do projeto (4.2-PMBOK)</text:h>
      <text:p text:style-name="P22">O objetivo desse documento é definir, preparar, integrar e coordenar todas as etapas do plano de gerenciamento de projeto para o desenvolvimento do Sistema de controle de doação do Centro de Doadores de Sangue.</text:p>
      <text:p text:style-name="P1"><text:span text:style-name="Strong_20_Emphasis"><text:span text:style-name="T1"><text:tab/></text:span></text:span><text:span text:style-name="Strong_20_Emphasis"><text:span text:style-name="T2">Na saída, encontra-se um </text:span></text:span><text:span text:style-name="Strong_20_Emphasis"><text:span text:style-name="T5">link</text:span></text:span><text:span text:style-name="Strong_20_Emphasis"><text:span text:style-name="T2"> para o acesso do plano de gerenciamento de projeto, e na entrada está o </text:span></text:span><text:span text:style-name="Strong_20_Emphasis"><text:span text:style-name="T5">link</text:span></text:span><text:span text:style-name="Strong_20_Emphasis"><text:span text:style-name="T2"> de acesso para o termo de abertura do projeto. Ambos se encontram na mesma pasta do repositório, DocumentosProjeto. </text:span></text:span></text:p>
      <text:p text:style-name="P19"><text:span text:style-name="Strong_20_Emphasis">Entrada</text:span>:<text:a xlink:type="simple" xlink:href="https://github.com/LLVN/Luis/blob/master/DocumentosProjeto/TAP_Luis.odt" text:style-name="Internet_20_link" text:visited-style-name="Visited_20_Internet_20_Link">Termo de Abertura do Projeto(TAP_Luis.odt)</text:a>.</text:p>
      <text:p text:style-name="P1"><text:span text:style-name="Strong_20_Emphasis"><text:span text:style-name="T1">Saída:</text:span></text:span><text:span text:style-name="Strong_20_Emphasis"><text:span text:style-name="T2"> </text:span></text:span><text:a xlink:type="simple" xlink:href="https://github.com/LLVN/Luis/blob/master/DocumentosProjeto/PGP_Luis.odt" text:style-name="Internet_20_link" text:visited-style-name="Visited_20_Internet_20_Link"><text:span text:style-name="Strong_20_Emphasis">Plano de Gerenciamento do Projeto(PGP_Luis.odt).</text:span></text:a></text:p>
      <text:h text:style-name="P25" text:outline-level="3"><text:span text:style-name="T1">1.3.2 </text:span><text:span text:style-name="Strong_20_Emphasis"><text:span text:style-name="T1">Definir o escopo do projeto</text:span></text:span></text:h>
      <text:p text:style-name="P1"><text:span text:style-name="Strong_20_Emphasis"><text:span text:style-name="T1">Checklist</text:span></text:span></text:p>
      <text:p text:style-name="P1"><text:span text:style-name="Strong_20_Emphasis"><text:span text:style-name="T1">Finalidade</text:span></text:span><text:span text:style-name="T1">:Descrever de forma clara as entregas do projeto </text:span></text:p>
      <text:p text:style-name="P1"><text:span text:style-name="Strong_20_Emphasis"><text:span text:style-name="T1">Entrada</text:span></text:span><text:span text:style-name="T1">:Termo de Abertura do Projeto</text:span></text:p>
      <text:p text:style-name="P1"><text:span text:style-name="Strong_20_Emphasis"><text:span text:style-name="T1">Saída</text:span></text:span><text:span text:style-name="T1">:</text:span></text:p>
      <text:list xml:id="list537547207833978045" text:style-name="L3">
        <text:list-item>
          <text:p text:style-name="P8">Declaração de Escopo (Seção do Plano de Projeto ou Documento auxiliar); </text:p>
        </text:list-item>
        <text:list-item>
          <text:p text:style-name="P14">Estrutura Analítica do Projeto (EAP ou WBS) </text:p>
        </text:list-item>
      </text:list>
      <text:h text:style-name="P25" text:outline-level="3" text:is-list-header="true"><text:soft-page-break/><text:span text:style-name="T1">1.3.3 Planejar o gerenciamento da qualidade (8.1-PMBOK)</text:span></text:h>
      <text:list xml:id="list5812105481530521894" text:style-name="L4">
        <text:list-header>
          <text:p text:style-name="P15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Tipos de critério</text:p>
          </table:table-cell>
          <table:table-cell table:style-name="Tabela1.B1" office:value-type="string">
            <text:p text:style-name="P3">Aplica para</text:p>
          </table:table-cell>
          <table:table-cell table:style-name="Tabela1.C1" office:value-type="string">
            <text:p text:style-name="P3">Descrição</text:p>
          </table:table-cell>
        </table:table-row>
        <table:table-row>
          <table:table-cell table:style-name="Tabela1.A2" office:value-type="string">
            <text:p text:style-name="P3">Critérios de aceitação</text:p>
          </table:table-cell>
          <table:table-cell table:style-name="Tabela1.B2" office:value-type="string">
            <text:p text:style-name="P3">Entregas e Projeto</text:p>
          </table:table-cell>
          <table:table-cell table:style-name="Tabela1.C2" office:value-type="string">
            <text:p text:style-name="P3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3">Pré-requisitos ou Dependências</text:p>
          </table:table-cell>
          <table:table-cell table:style-name="Tabela1.B3" office:value-type="string">
            <text:p text:style-name="P3">Atividades,  Entregas e Fases</text:p>
          </table:table-cell>
          <table:table-cell table:style-name="Tabela1.C3" office:value-type="string">
            <text:p text:style-name="P3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453242890588684114" text:style-name="L5">
        <text:list-header>
          <text:p text:style-name="P9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432966701991704063" text:style-name="L6">
        <text:list-item>
          <text:p text:style-name="P16">Plano de gerenciamento da qualidade Ou seção de qualidade no plano de projeto. </text:p>
        </text:list-item>
      </text:list>
      <text:h text:style-name="P26" text:outline-level="3"/>
      <text:h text:style-name="P25" text:outline-level="3"><text:span text:style-name="T1">1.3.4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3035208995658090907" text:style-name="L7">
        <text:list-item>
          <text:p text:style-name="P10">Cronograma. </text:p>
        </text:list-item>
        <text:list-item>
          <text:p text:style-name="P17">Orçamento. </text:p>
        </text:list-item>
      </text:list>
      <text:h text:style-name="P26" text:outline-level="3" text:is-list-header="true"><text:soft-page-break/></text:h>
      <text:h text:style-name="P25" text:outline-level="3"><text:span text:style-name="T1">1.3.5</text:span><text:a xlink:type="simple" xlink:href="http://escritoriodeprojetos.com.br/planejar-o-gerenciamento-das-comunicacoes" text:style-name="Internet_20_link" text:visited-style-name="Visited_20_Internet_20_Link">Planejar o gerenciamento das comunicações (10.1-PMBOK)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1110096044488691924" text:style-name="L8">
        <text:list-header>
          <text:p text:style-name="P11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26" text:outline-level="3"/>
      <text:h text:style-name="P25" text:outline-level="3"><text:span text:style-name="T1">1.3.6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2"/>
      <text:p text:style-name="P1"><text:span text:style-name="Strong_20_Emphasis"><text:span text:style-name="T1">Finalidade</text:span></text:span><text:span text:style-name="T1">:</text:span></text:p>
      <text:list xml:id="list8685252533441218618" text:style-name="L9">
        <text:list-item>
          <text:p text:style-name="P12">Aumentar a probabilidade e o impacto dos eventos positivos e </text:p>
        </text:list-item>
        <text:list-item>
          <text:p text:style-name="P18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26" text:outline-level="3"/>
      <text:h text:style-name="P25" text:outline-level="3"><text:span text:style-name="T1">1.3.7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2"/>
      <text:h text:style-name="P20" text:outline-level="2"><text:span text:style-name="T1">1.4 </text:span><text:span text:style-name="Strong_20_Emphasis"><text:span text:style-name="T1">Saída</text:span></text:span></text:h>
      <text:h text:style-name="P24" text:outline-level="3"><text:span text:style-name="T1">1.4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/>
    <style:font-face style:name="Verdana" svg:font-family="Verdana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style:font-name="Liberation Serif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ersões" style:family="paragraph" style:default-outline-level="">
      <style:paragraph-properties loext:contextual-spacing="false" fo:margin-top="0cm" fo:margin-bottom="0cm" fo:line-height="100%" fo:text-align="center" style:justify-single-word="false" fo:orphans="2" fo:widows="2" style:writing-mode="lr-tb"/>
      <style:text-properties style:font-name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30T15:11:47.569622531</meta:creation-date>
    <dc:date>2016-08-31T20:42:30.63</dc:date>
    <meta:editing-duration>PT1H2M23S</meta:editing-duration>
    <meta:editing-cycles>5</meta:editing-cycles>
    <meta:generator>OpenOffice/4.1.2$Win32 OpenOffice.org_project/412m3$Build-9782</meta:generator>
    <dc:creator>Luis Fernando Cavalcante</dc:creator>
    <meta:document-statistic meta:table-count="2" meta:image-count="0" meta:object-count="0" meta:page-count="3" meta:paragraph-count="68" meta:word-count="457" meta:character-count="3067"/>
  </office:meta>
</office:document-meta>
</file>